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00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Hoja1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all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>
            <text:p>in</text:p>
          </table:table-cell>
          <table:table-cell/>
          <table:table-cell office:value-type="string">
            <text:p>mustard</text:p>
          </table:table-cell>
          <table:table-cell table:number-columns-repeated="4"/>
          <table:table-cell table:formula="of:=1+LOG10(27)" office:value-type="float" office:value="2.43136376415899">
            <text:p>2,43136376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ve</text:p>
          </table:table-cell>
          <table:table-cell/>
          <table:table-cell office:value-type="string">
            <text:p>not</text:p>
          </table:table-cell>
          <table:table-cell table:number-columns-repeated="4"/>
          <table:table-cell table:formula="of:=LOG10(806791/18165)" office:value-type="float" office:value="1.64752564268144">
            <text:p>1,6475256427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submarine</text:p>
          </table:table-cell>
          <table:table-cell/>
          <table:table-cell office:value-type="string">
            <text:p>sandwich</text:p>
          </table:table-cell>
          <table:table-cell/>
          <table:table-cell table:style-name="ce3"/>
          <table:table-cell table:number-columns-repeated="2"/>
          <table:table-cell table:formula="of:=[.I4]*[.I5]" office:value-type="float" office:value="4.00573414813839">
            <text:p>4,005734148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that</text:p>
          </table:table-cell>
          <table:table-cell table:style-name="ce3"/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/>
          <table:table-cell office:value-type="string">
            <text:p>We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table:style-name="ce1" office:value-type="string">
            <text:p>yellow</text:p>
          </table:table-cell>
          <table:table-cell/>
          <table:table-cell office:value-type="string">
            <text:p>Th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office:value-type="string">
            <text:p>was</text:p>
          </table:table-cell>
          <table:table-cell/>
          <table:table-cell table:style-name="ce3"/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table:style-name="ce4" office:value-type="string">
            <text:p>term</text:p>
          </table:table-cell>
          <table:table-cell table:style-name="ce7" office:value-type="string">
            <text:p>Dawn</text:p>
          </table:table-cell>
          <table:table-cell table:style-name="ce4" office:value-type="string">
            <text:p>Beatrice</text:p>
          </table:table-cell>
          <table:table-cell table:style-name="ce7" office:value-type="string">
            <text:p>She</text:p>
          </table:table-cell>
          <table:table-cell table:style-name="ce4" office:value-type="string">
            <text:p>Regeneration</text:p>
          </table:table-cell>
          <table:table-cell/>
          <table:table-cell office:value-type="string">
            <text:p>Num docs with word</text:p>
          </table:table-cell>
          <table:table-cell office:value-type="string">
            <text:p>ID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>
            <text:p>happiness</text:p>
          </table:table-cell>
          <table:table-cell table:style-name="ce8" office:value-type="float" office:value="37">
            <text:p>37</text:p>
          </table:table-cell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LOG10(4/[.I17])" office:value-type="float" office:value="0.1249387366083">
            <text:p>0,124938736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>
            <text:p>surprise</text:p>
          </table:table-cell>
          <table:table-cell table:style-name="ce8" office:value-type="float" office:value="40">
            <text:p>40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LOG10(4/[.I18])" office:value-type="float" office:value="0.1249387366083">
            <text:p>0,124938736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>
            <text:p>family</text:p>
          </table:table-cell>
          <table:table-cell table:style-name="ce8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5" office:value-type="float" office:value="17">
            <text:p>17</text:p>
          </table:table-cell>
          <table:table-cell/>
          <table:table-cell office:value-type="float" office:value="3">
            <text:p>3</text:p>
          </table:table-cell>
          <table:table-cell table:formula="of:=LOG10(4/[.I19])" office:value-type="float" office:value="0.1249387366083">
            <text:p>0,124938736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>
            <text:p>adventure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LOG10(4/[.I20])" office:value-type="float" office:value="0.301029995663981">
            <text:p>0,301029995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/>
          <table:table-cell/>
          <table:table-cell table:style-name="ce3"/>
          <table:table-cell table:number-columns-repeated="7"/>
        </table:table-row>
        <table:table-row table:style-name="ro1">
          <table:table-cell/>
          <table:table-cell office:value-type="string">
            <text:p>TF*IDF</text:p>
          </table:table-cell>
          <table:table-cell/>
          <table:table-cell table:style-name="ce9" table:formula="of:=(1+LOG10([.D17]))*[.$J$17]" office:value-type="float" office:value="0.320867878760188">
            <text:p>0,3208678788</text:p>
          </table:table-cell>
          <table:table-cell table:style-name="ce17" table:formula="of:=(1+LOG10([.E17]))*[.$J$17]" office:value-type="float" office:value="0.309488399990241">
            <text:p>0,3094884</text:p>
          </table:table-cell>
          <table:table-cell table:style-name="ce17" office:value-type="float" office:value="0">
            <text:p>0</text:p>
          </table:table-cell>
          <table:table-cell table:style-name="ce23" table:formula="of:=(1+LOG10([.G17]))*[.$J$17]" office:value-type="float" office:value="0.184549663381941">
            <text:p>0,184549663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0" table:formula="of:=(1+LOG10([.D18]))*[.$J$18]" office:value-type="float" office:value="0.325098087895519">
            <text:p>0,3250980879</text:p>
          </table:table-cell>
          <table:table-cell table:style-name="ce3" table:formula="of:=(1+LOG10([.E18]))*[.$J$18]" office:value-type="float" office:value="0.2498774732166">
            <text:p>0,2498774732</text:p>
          </table:table-cell>
          <table:table-cell table:style-name="ce3" table:formula="of:=(1+LOG10([.F18]))*[.$J$18]" office:value-type="float" office:value="0.222159970721401">
            <text:p>0,2221599707</text:p>
          </table:table-cell>
          <table:table-cell table:style-name="ce24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0" table:formula="of:=(1+LOG10([.D19]))*[.$J$19]" office:value-type="float" office:value="0.311267582461968">
            <text:p>0,3112675825</text:p>
          </table:table-cell>
          <table:table-cell table:style-name="ce3" office:value-type="float" office:value="0">
            <text:p>0</text:p>
          </table:table-cell>
          <table:table-cell table:style-name="ce3" table:formula="of:=(1+LOG10([.F19]))*[.$J$19]" office:value-type="float" office:value="0.259770278060861">
            <text:p>0,2597702781</text:p>
          </table:table-cell>
          <table:table-cell table:style-name="ce24" table:formula="of:=(1+LOG10([.G19]))*[.$J$19]" office:value-type="float" office:value="0.278669470306347">
            <text:p>0,278669470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1" office:value-type="float" office:value="0">
            <text:p>0</text:p>
          </table:table-cell>
          <table:table-cell table:style-name="ce18" table:formula="of:=(1+LOG10([.E20]))*[.$J$20]" office:value-type="float" office:value="0.511440933038506">
            <text:p>0,511440933</text:p>
          </table:table-cell>
          <table:table-cell table:style-name="ce18" table:formula="of:=(1+LOG10([.F20]))*[.$J$20]" office:value-type="float" office:value="0.636360358178829">
            <text:p>0,6363603582</text:p>
          </table:table-cell>
          <table:table-cell table:style-name="ce2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/>
          <table:table-cell table:style-name="ce3"/>
          <table:table-cell table:number-columns-repeated="7"/>
        </table:table-row>
        <table:table-row table:style-name="ro1">
          <table:table-cell/>
          <table:table-cell office:value-type="string">
            <text:p>SQUARED</text:p>
          </table:table-cell>
          <table:table-cell/>
          <table:table-cell table:style-name="ce9" table:formula="of:=[.D22]*[.D22]" office:value-type="float" office:value="0.102956195620063">
            <text:p>0,1029561956</text:p>
          </table:table-cell>
          <table:table-cell table:style-name="ce17" table:formula="of:=[.E22]*[.E22]" office:value-type="float" office:value="0.0957830697285196">
            <text:p>0,0957830697</text:p>
          </table:table-cell>
          <table:table-cell table:style-name="ce17" table:formula="of:=[.F22]*[.F22]" office:value-type="float" office:value="0">
            <text:p>0</text:p>
          </table:table-cell>
          <table:table-cell table:style-name="ce23" table:formula="of:=[.G22]*[.G22]" office:value-type="float" office:value="0.0340585782543879">
            <text:p>0,034058578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</text:p>
          </table:table-cell>
        </table:table-row>
        <table:table-row table:style-name="ro1">
          <table:table-cell table:number-columns-repeated="3"/>
          <table:table-cell table:style-name="ce10" table:formula="of:=[.D23]*[.D23]" office:value-type="float" office:value="0.105688766753323">
            <text:p>0,1056887668</text:p>
          </table:table-cell>
          <table:table-cell table:style-name="ce3" table:formula="of:=[.E23]*[.E23]" office:value-type="float" office:value="0.0624387516211126">
            <text:p>0,0624387516</text:p>
          </table:table-cell>
          <table:table-cell table:style-name="ce3" table:formula="of:=[.F23]*[.F23]" office:value-type="float" office:value="0.0493550525909339">
            <text:p>0,0493550526</text:p>
          </table:table-cell>
          <table:table-cell table:style-name="ce24" table:formula="of:=[.G23]*[.G23]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table:formula="of:=1/[.I28]"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</table:table-row>
        <table:table-row table:style-name="ro1">
          <table:table-cell table:number-columns-repeated="3"/>
          <table:table-cell table:style-name="ce10" table:formula="of:=[.D24]*[.D24]" office:value-type="float" office:value="0.0968875078917182">
            <text:p>0,0968875079</text:p>
          </table:table-cell>
          <table:table-cell table:style-name="ce3" table:formula="of:=[.E24]*[.E24]" office:value-type="float" office:value="0">
            <text:p>0</text:p>
          </table:table-cell>
          <table:table-cell table:style-name="ce3" table:formula="of:=[.F24]*[.F24]" office:value-type="float" office:value="0.0674805973638171">
            <text:p>0,0674805974</text:p>
          </table:table-cell>
          <table:table-cell table:style-name="ce24" table:formula="of:=[.G24]*[.G24]" office:value-type="float" office:value="0.0776566736808199">
            <text:p>0,0776566737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table:formula="of:=2/[.I29]" office:value-type="float" office:value="0.666666666666667">
            <text:p>0,6666666667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</table:table-row>
        <table:table-row table:style-name="ro1">
          <table:table-cell table:number-columns-repeated="3"/>
          <table:table-cell table:style-name="ce11" table:formula="of:=[.D25]*[.D25]" office:value-type="float" office:value="0">
            <text:p>0</text:p>
          </table:table-cell>
          <table:table-cell table:style-name="ce18" table:formula="of:=[.E25]*[.E25]" office:value-type="float" office:value="0.261571827987297">
            <text:p>0,261571828</text:p>
          </table:table-cell>
          <table:table-cell table:style-name="ce18" table:formula="of:=[.F25]*[.F25]" office:value-type="float" office:value="0.404954505461487">
            <text:p>0,4049545055</text:p>
          </table:table-cell>
          <table:table-cell table:style-name="ce25" table:formula="of:=[.G25]*[.G25]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</text:p>
          </table:table-cell>
        </table:table-row>
        <table:table-row table:style-name="ro1">
          <table:table-cell table:number-columns-repeated="3"/>
          <table:table-cell table:style-name="ce12" table:formula="of:=POWER(SUM([.D27:.D30]);0.5)" office:value-type="float" office:value="0.552749916567252">
            <text:p>0,5527499166</text:p>
          </table:table-cell>
          <table:table-cell table:style-name="ce19" table:formula="of:=POWER(SUM([.E27:.E30]);0.5)" office:value-type="float" office:value="0.647914847288538">
            <text:p>0,6479148473</text:p>
          </table:table-cell>
          <table:table-cell table:style-name="ce19" table:formula="of:=POWER(SUM([.F27:.F30]);0.5)" office:value-type="float" office:value="0.722350438095138">
            <text:p>0,7223504381</text:p>
          </table:table-cell>
          <table:table-cell table:style-name="ce26" table:formula="of:=POWER(SUM([.G27:.G30]);0.5)" office:value-type="float" office:value="0.334238316078824">
            <text:p>0,334238316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</text:p>
          </table:table-cell>
        </table:table-row>
        <table:table-row table:style-name="ro1"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office:value-type="float" office:value="6">
            <text:p>6</text:p>
          </table:table-cell>
          <table:table-cell office:value-type="string">
            <text:p>N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office:value-type="string">
            <text:p>NORMALIZED</text:p>
          </table:table-cell>
          <table:table-cell/>
          <table:table-cell table:style-name="ce13" table:formula="of:=[.D22]/[.$D$31]" office:value-type="float" office:value="0.580493762446636">
            <text:p>0,5804937624</text:p>
          </table:table-cell>
          <table:table-cell table:style-name="ce20" table:formula="of:=[.E22]/[.$E$31]" office:value-type="float" office:value="0.477668325221163">
            <text:p>0,4776683252</text:p>
          </table:table-cell>
          <table:table-cell table:style-name="ce20" table:formula="of:=[.F22]/[.$F$31]" office:value-type="float" office:value="0">
            <text:p>0</text:p>
          </table:table-cell>
          <table:table-cell table:style-name="ce27" table:formula="of:=[.G22]/[.$G$31]" office:value-type="float" office:value="0.552149931662589">
            <text:p>0,552149931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R</text:p>
          </table:table-cell>
          <table:table-cell table:formula="of:=3/[.I33]" office:value-type="float" office:value="0.428571428571429">
            <text:p>0,4285714286</text:p>
          </table:table-cell>
          <table:table-cell office:value-type="float" office:value="7">
            <text:p>7</text:p>
          </table:table-cell>
          <table:table-cell office:value-type="string">
            <text:p>R</text:p>
          </table:table-cell>
        </table:table-row>
        <table:table-row table:style-name="ro1">
          <table:table-cell table:number-columns-repeated="3"/>
          <table:table-cell table:style-name="ce14" table:formula="of:=[.D23]/[.$D$31]" office:value-type="float" office:value="0.58814678781768">
            <text:p>0,5881467878</text:p>
          </table:table-cell>
          <table:table-cell table:style-name="ce21" table:formula="of:=[.E23]/[.$E$31]" office:value-type="float" office:value="0.38566406413175">
            <text:p>0,3856640641</text:p>
          </table:table-cell>
          <table:table-cell table:style-name="ce21" table:formula="of:=[.F23]/[.$F$31]" office:value-type="float" office:value="0.307551513787746">
            <text:p>0,3075515138</text:p>
          </table:table-cell>
          <table:table-cell table:style-name="ce28" table:formula="of:=[.G23]/[.$G$31]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table:formula="of:=4/[.I34]" office:value-type="float" office:value="0.5">
            <text:p>0,5</text:p>
          </table:table-cell>
          <table:table-cell office:value-type="float" office:value="8">
            <text:p>8</text:p>
          </table:table-cell>
          <table:table-cell office:value-type="string">
            <text:p>R</text:p>
          </table:table-cell>
        </table:table-row>
        <table:table-row table:style-name="ro1">
          <table:table-cell table:number-columns-repeated="3"/>
          <table:table-cell table:style-name="ce14" table:formula="of:=[.D24]/[.$D$31]" office:value-type="float" office:value="0.563125516861289">
            <text:p>0,5631255169</text:p>
          </table:table-cell>
          <table:table-cell table:style-name="ce21" table:formula="of:=[.E24]/[.$E$31]" office:value-type="float" office:value="0">
            <text:p>0</text:p>
          </table:table-cell>
          <table:table-cell table:style-name="ce21" table:formula="of:=[.F24]/[.$F$31]" office:value-type="float" office:value="0.359618080589643">
            <text:p>0,3596180806</text:p>
          </table:table-cell>
          <table:table-cell table:style-name="ce28" table:formula="of:=[.G24]/[.$G$31]" office:value-type="float" office:value="0.833744836844582">
            <text:p>0,8337448368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</text:p>
          </table:table-cell>
        </table:table-row>
        <table:table-row table:style-name="ro1">
          <table:table-cell table:number-columns-repeated="3"/>
          <table:table-cell table:style-name="ce15" table:formula="of:=[.D25]/[.$D$31]" office:value-type="float" office:value="0">
            <text:p>0</text:p>
          </table:table-cell>
          <table:table-cell table:style-name="ce22" table:formula="of:=[.E25]/[.$E$31]" office:value-type="float" office:value="0.789364428333194">
            <text:p>0,7893644283</text:p>
          </table:table-cell>
          <table:table-cell table:style-name="ce22" table:formula="of:=[.F25]/[.$F$31]" office:value-type="float" office:value="0.880957945920171">
            <text:p>0,8809579459</text:p>
          </table:table-cell>
          <table:table-cell table:style-name="ce29" table:formula="of:=[.G25]/[.$G$31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N</text:p>
          </table:table-cell>
        </table:table-row>
        <table:table-row table:style-name="ro1">
          <table:table-cell table:number-columns-repeated="8"/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office:value-type="string">
            <text:p>DOT PRODUCT</text:p>
          </table:table-cell>
          <table:table-cell/>
          <table:table-cell table:formula="of:=[.D33]*[.F33]" office:value-type="float" office:value="0">
            <text:p>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</text:p>
          </table:table-cell>
        </table:table-row>
        <table:table-row table:style-name="ro1">
          <table:table-cell table:number-columns-repeated="3"/>
          <table:table-cell table:formula="of:=[.D34]*[.F34]" office:value-type="float" office:value="0.180885434922728">
            <text:p>0,1808854349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string">
            <text:p>N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</text:p>
          </table:table-cell>
        </table:table-row>
        <table:table-row table:style-name="ro1">
          <table:table-cell table:number-columns-repeated="3"/>
          <table:table-cell table:formula="of:=[.D35]*[.F35]" office:value-type="float" office:value="0.202510117504707">
            <text:p>0,2025101175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string">
            <text:p>N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</text:p>
          </table:table-cell>
        </table:table-row>
        <table:table-row table:style-name="ro1">
          <table:table-cell table:number-columns-repeated="3"/>
          <table:table-cell table:formula="of:=[.D36]*[.F36]" office:value-type="float" office:value="0">
            <text:p>0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string">
            <text:p>R</text:p>
          </table:table-cell>
          <table:table-cell table:formula="of:=5/[.I41]" office:value-type="float" office:value="0.333333333333333">
            <text:p>0,3333333333</text:p>
          </table:table-cell>
          <table:table-cell office:value-type="float" office:value="15">
            <text:p>15</text:p>
          </table:table-cell>
          <table:table-cell office:value-type="string">
            <text:p>R</text:p>
          </table:table-cell>
        </table:table-row>
        <table:table-row table:style-name="ro1">
          <table:table-cell/>
          <table:table-cell table:style-name="ce2" office:value-type="string">
            <text:p>RESULT</text:p>
          </table:table-cell>
          <table:table-cell table:style-name="ce6"/>
          <table:table-cell table:style-name="ce16" table:formula="of:=SUM([.D38:.D41])" office:value-type="float" office:value="0.383395552427435">
            <text:p>0,3833955524</text:p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AVERAGE([.K27:.K41])" office:value-type="float" office:value="0.485714285714286">
            <text:p>0,4857142857</text:p>
          </table:table-cell>
          <table:table-cell table:number-columns-repeated="2"/>
        </table:table-row>
      </table:table>
      <table:table table:name="Hoja2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q2</text:p>
          </table:table-cell>
        </table:table-row>
        <table:table-row table:style-name="ro1">
          <table:table-cell/>
          <table:table-cell table:formula="of:=1+LOG10(39)" office:value-type="float" office:value="2.5910646070265">
            <text:p>2,591064607</text:p>
          </table:table-cell>
        </table:table-row>
        <table:table-row table:style-name="ro1">
          <table:table-cell/>
          <table:table-cell table:formula="of:=LOG10(3/2)" office:value-type="float" office:value="0.176091259055681">
            <text:p>0,176091259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[.B3]*[.B4]" office:value-type="float" office:value="0.45626382894591">
            <text:p>0,4562638289</text:p>
          </table:table-cell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7T20:01:56</meta:creation-date>
    <meta:editing-duration>PT11H46M26S</meta:editing-duration>
    <meta:editing-cycles>4</meta:editing-cycles>
    <meta:generator>LibreOffice/3.5$Linux_x86 LibreOffice_project/350m1$Build-202</meta:generator>
    <meta:initial-creator>Jim </meta:initial-creator>
    <dc:date>2012-05-09T07:32:30</dc:date>
    <dc:creator>Jim </dc:creator>
    <meta:document-statistic meta:table-count="3" meta:cell-count="182" meta:object-count="0"/>
  </office:meta>
</office:document-meta>
</file>